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5.99cm" style:rel-column-width="3396*"/>
    </style:style>
    <style:style style:name="Таблица1.B" style:family="table-column">
      <style:table-column-properties style:column-width="3.307cm" style:rel-column-width="1875*"/>
    </style:style>
    <style:style style:name="Таблица1.C" style:family="table-column">
      <style:table-column-properties style:column-width="3.198cm" style:rel-column-width="1813*"/>
    </style:style>
    <style:style style:name="Таблица1.D" style:family="table-column">
      <style:table-column-properties style:column-width="4.505cm" style:rel-column-width="2554*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128d17" officeooo:paragraph-rsid="00128d17"/>
    </style:style>
    <style:style style:name="P5" style:family="paragraph" style:parent-style-name="Heading_20_1">
      <style:text-properties officeooo:rsid="001cbe29" officeooo:paragraph-rsid="001cbe29"/>
    </style:style>
    <style:style style:name="P6" style:family="paragraph" style:parent-style-name="Heading_20_1">
      <style:text-properties officeooo:rsid="002645c8" officeooo:paragraph-rsid="002645c8"/>
    </style:style>
    <style:style style:name="P7" style:family="paragraph" style:parent-style-name="Heading_20_2">
      <style:text-properties officeooo:rsid="00128d17" officeooo:paragraph-rsid="00128d17"/>
    </style:style>
    <style:style style:name="P8" style:family="paragraph" style:parent-style-name="Heading_20_2">
      <style:text-properties officeooo:rsid="001c3584" officeooo:paragraph-rsid="001c3584"/>
    </style:style>
    <style:style style:name="P9" style:family="paragraph" style:parent-style-name="Heading_20_2">
      <style:text-properties officeooo:rsid="001cbe29" officeooo:paragraph-rsid="001cbe29"/>
    </style:style>
    <style:style style:name="P10" style:family="paragraph" style:parent-style-name="Heading_20_3">
      <style:text-properties officeooo:rsid="0017efa6" officeooo:paragraph-rsid="0017efa6"/>
    </style:style>
    <style:style style:name="P11" style:family="paragraph" style:parent-style-name="Standard">
      <style:text-properties officeooo:rsid="00188e97" officeooo:paragraph-rsid="00188e97"/>
    </style:style>
    <style:style style:name="P12" style:family="paragraph" style:parent-style-name="Standard">
      <style:text-properties officeooo:rsid="001cbe29" officeooo:paragraph-rsid="001cbe29"/>
    </style:style>
    <style:style style:name="P13" style:family="paragraph" style:parent-style-name="Table">
      <style:paragraph-properties fo:keep-with-next="always"/>
    </style:style>
    <style:style style:name="P14" style:family="paragraph" style:parent-style-name="Table_20_Contents">
      <style:text-properties officeooo:rsid="00188e97" officeooo:paragraph-rsid="00188e97"/>
    </style:style>
    <style:style style:name="P15" style:family="paragraph" style:parent-style-name="Table_20_Contents">
      <style:text-properties officeooo:rsid="001a7f31" officeooo:paragraph-rsid="001a7f31"/>
    </style:style>
    <style:style style:name="P16" style:family="paragraph" style:parent-style-name="Table_20_Contents">
      <style:text-properties officeooo:rsid="001c3584" officeooo:paragraph-rsid="001c3584"/>
    </style:style>
    <style:style style:name="P17" style:family="paragraph" style:parent-style-name="Text_20_body">
      <style:text-properties officeooo:rsid="00128d17" officeooo:paragraph-rsid="00128d17"/>
    </style:style>
    <style:style style:name="P18" style:family="paragraph" style:parent-style-name="Text_20_body" style:list-style-name="L2">
      <style:text-properties officeooo:rsid="00128d17" officeooo:paragraph-rsid="00128d17"/>
    </style:style>
    <style:style style:name="P19" style:family="paragraph" style:parent-style-name="Text_20_body">
      <style:text-properties officeooo:rsid="00128d17" officeooo:paragraph-rsid="00144a37"/>
    </style:style>
    <style:style style:name="P20" style:family="paragraph" style:parent-style-name="Text_20_body">
      <style:text-properties officeooo:rsid="00128d17" officeooo:paragraph-rsid="00150436"/>
    </style:style>
    <style:style style:name="P21" style:family="paragraph" style:parent-style-name="Text_20_body">
      <style:text-properties officeooo:rsid="00150436" officeooo:paragraph-rsid="00150436"/>
    </style:style>
    <style:style style:name="P22" style:family="paragraph" style:parent-style-name="Text_20_body">
      <style:text-properties officeooo:rsid="001700f7" officeooo:paragraph-rsid="001700f7"/>
    </style:style>
    <style:style style:name="P23" style:family="paragraph" style:parent-style-name="Text_20_body">
      <style:text-properties officeooo:rsid="0017efa6" officeooo:paragraph-rsid="0017efa6"/>
    </style:style>
    <style:style style:name="P24" style:family="paragraph" style:parent-style-name="Text_20_body" style:list-style-name="L3">
      <style:text-properties officeooo:rsid="0017efa6" officeooo:paragraph-rsid="0017efa6"/>
    </style:style>
    <style:style style:name="P25" style:family="paragraph" style:parent-style-name="Text_20_body" style:list-style-name="L4">
      <style:text-properties officeooo:rsid="0017efa6" officeooo:paragraph-rsid="0017efa6"/>
    </style:style>
    <style:style style:name="P26" style:family="paragraph" style:parent-style-name="Text_20_body" style:list-style-name="L3">
      <style:text-properties officeooo:paragraph-rsid="0017efa6"/>
    </style:style>
    <style:style style:name="P27" style:family="paragraph" style:parent-style-name="Text_20_body">
      <style:text-properties officeooo:rsid="00188e97" officeooo:paragraph-rsid="00188e97"/>
    </style:style>
    <style:style style:name="P28" style:family="paragraph" style:parent-style-name="Text_20_body" style:list-style-name="L5">
      <style:text-properties officeooo:rsid="00188e97" officeooo:paragraph-rsid="00188e97"/>
    </style:style>
    <style:style style:name="P29" style:family="paragraph" style:parent-style-name="Text_20_body">
      <style:text-properties style:font-name="DejaVu Sans Mono" officeooo:rsid="00188e97" officeooo:paragraph-rsid="00188e97"/>
    </style:style>
    <style:style style:name="P30" style:family="paragraph" style:parent-style-name="Text_20_body">
      <style:text-properties style:font-name="DejaVu Sans Mono" officeooo:rsid="00188e97" officeooo:paragraph-rsid="00217bd0"/>
    </style:style>
    <style:style style:name="P31" style:family="paragraph" style:parent-style-name="Text_20_body">
      <style:text-properties style:font-name="DejaVu Sans Mono" officeooo:rsid="00188e97" officeooo:paragraph-rsid="0022211d"/>
    </style:style>
    <style:style style:name="P32" style:family="paragraph" style:parent-style-name="Text_20_body">
      <style:text-properties style:font-name="DejaVu Sans Mono" officeooo:rsid="00217bd0" officeooo:paragraph-rsid="00217bd0"/>
    </style:style>
    <style:style style:name="P33" style:family="paragraph" style:parent-style-name="Text_20_body">
      <style:text-properties style:font-name="DejaVu Sans Mono"/>
    </style:style>
    <style:style style:name="P34" style:family="paragraph" style:parent-style-name="Text_20_body" style:list-style-name="L5">
      <style:text-properties officeooo:rsid="001c3584" officeooo:paragraph-rsid="001c3584"/>
    </style:style>
    <style:style style:name="P35" style:family="paragraph" style:parent-style-name="Text_20_body">
      <style:text-properties officeooo:rsid="001c3584" officeooo:paragraph-rsid="001c3584"/>
    </style:style>
    <style:style style:name="P36" style:family="paragraph" style:parent-style-name="Text_20_body" style:list-style-name="L6">
      <style:text-properties officeooo:paragraph-rsid="001c3584"/>
    </style:style>
    <style:style style:name="P37" style:family="paragraph" style:parent-style-name="Text_20_body">
      <style:text-properties officeooo:rsid="001cbe29" officeooo:paragraph-rsid="001cbe29"/>
    </style:style>
    <style:style style:name="P38" style:family="paragraph" style:parent-style-name="Text_20_body">
      <style:text-properties officeooo:rsid="001e26a6" officeooo:paragraph-rsid="001e26a6"/>
    </style:style>
    <style:style style:name="P39" style:family="paragraph" style:parent-style-name="Text_20_body">
      <style:text-properties officeooo:rsid="001ee66b" officeooo:paragraph-rsid="001ee66b"/>
    </style:style>
    <style:style style:name="P40" style:family="paragraph" style:parent-style-name="Text_20_body" style:list-style-name="L7">
      <style:text-properties officeooo:rsid="001ee66b" officeooo:paragraph-rsid="0020597c"/>
    </style:style>
    <style:style style:name="P41" style:family="paragraph" style:parent-style-name="Text_20_body" style:list-style-name="L7">
      <style:text-properties officeooo:rsid="0020597c" officeooo:paragraph-rsid="0020597c"/>
    </style:style>
    <style:style style:name="P42" style:family="paragraph" style:parent-style-name="Text_20_body" style:list-style-name="L7">
      <style:text-properties officeooo:rsid="0020597c" officeooo:paragraph-rsid="0025b86b"/>
    </style:style>
    <style:style style:name="P43" style:family="paragraph" style:parent-style-name="Text_20_body">
      <style:text-properties officeooo:rsid="00217bd0" officeooo:paragraph-rsid="00217bd0"/>
    </style:style>
    <style:style style:name="P44" style:family="paragraph" style:parent-style-name="Text_20_body">
      <style:text-properties officeooo:rsid="0022211d" officeooo:paragraph-rsid="0022211d"/>
    </style:style>
    <style:style style:name="P45" style:family="paragraph" style:parent-style-name="Text_20_body">
      <style:text-properties officeooo:rsid="00241140" officeooo:paragraph-rsid="00241140"/>
    </style:style>
    <style:style style:name="P46" style:family="paragraph" style:parent-style-name="Text_20_body">
      <style:text-properties officeooo:rsid="0025b86b" officeooo:paragraph-rsid="0025b86b"/>
    </style:style>
    <style:style style:name="P47" style:family="paragraph" style:parent-style-name="Text_20_body" style:list-style-name="L8">
      <style:text-properties officeooo:rsid="0025b86b" officeooo:paragraph-rsid="0025b86b"/>
    </style:style>
    <style:style style:name="P48" style:family="paragraph" style:parent-style-name="Text_20_body" style:list-style-name="L9">
      <style:text-properties officeooo:rsid="0025b86b" officeooo:paragraph-rsid="0025b86b"/>
    </style:style>
    <style:style style:name="P49" style:family="paragraph" style:parent-style-name="Text_20_body" style:list-style-name="L10">
      <style:text-properties officeooo:rsid="0025b86b" officeooo:paragraph-rsid="002645c8"/>
    </style:style>
    <style:style style:name="P50" style:family="paragraph" style:parent-style-name="Text_20_body" style:list-style-name="L10">
      <style:text-properties officeooo:rsid="002645c8" officeooo:paragraph-rsid="002645c8"/>
    </style:style>
    <style:style style:name="P51" style:family="paragraph" style:parent-style-name="Text_20_body" style:list-style-name="L9">
      <style:text-properties officeooo:rsid="002645c8" officeooo:paragraph-rsid="002645c8"/>
    </style:style>
    <style:style style:name="P52" style:family="paragraph" style:parent-style-name="Text_20_body">
      <style:text-properties officeooo:rsid="002645c8" officeooo:paragraph-rsid="002645c8"/>
    </style:style>
    <style:style style:name="P53" style:family="paragraph" style:parent-style-name="Text_20_body" style:list-style-name="L11">
      <style:text-properties officeooo:rsid="002645c8" officeooo:paragraph-rsid="002645c8"/>
    </style:style>
    <style:style style:name="P54" style:family="paragraph" style:parent-style-name="Text_20_body">
      <style:text-properties officeooo:paragraph-rsid="002645c8"/>
    </style:style>
    <style:style style:name="T1" style:family="text">
      <style:text-properties officeooo:rsid="00144a37"/>
    </style:style>
    <style:style style:name="T2" style:family="text">
      <style:text-properties officeooo:rsid="001504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0436" style:font-weight-asian="bold" style:font-weight-complex="bol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128d17"/>
    </style:style>
    <style:style style:name="T7" style:family="text">
      <style:text-properties style:font-name="DejaVu Sans Mono" officeooo:rsid="00144a37"/>
    </style:style>
    <style:style style:name="T8" style:family="text">
      <style:text-properties style:font-name="DejaVu Sans Mono" officeooo:rsid="00188e97"/>
    </style:style>
    <style:style style:name="T9" style:family="text">
      <style:text-properties style:font-name="DejaVu Sans Mono" officeooo:rsid="001e26a6"/>
    </style:style>
    <style:style style:name="T10" style:family="text">
      <style:text-properties style:font-name="DejaVu Sans Mono" officeooo:rsid="0022211d"/>
    </style:style>
    <style:style style:name="T11" style:family="text">
      <style:text-properties style:font-name="DejaVu Sans Mono" officeooo:rsid="002645c8"/>
    </style:style>
    <style:style style:name="T12" style:family="text">
      <style:text-properties officeooo:rsid="0017efa6"/>
    </style:style>
    <style:style style:name="T13" style:family="text">
      <style:text-properties officeooo:rsid="00188e97"/>
    </style:style>
    <style:style style:name="T14" style:family="text">
      <style:text-properties officeooo:rsid="001c3584"/>
    </style:style>
    <style:style style:name="T15" style:family="text">
      <style:text-properties officeooo:rsid="001cbe29"/>
    </style:style>
    <style:style style:name="T16" style:family="text">
      <style:text-properties officeooo:rsid="001e26a6"/>
    </style:style>
    <style:style style:name="T17" style:family="text">
      <style:text-properties officeooo:rsid="001ee66b"/>
    </style:style>
    <style:style style:name="T18" style:family="text">
      <style:text-properties officeooo:rsid="0020597c"/>
    </style:style>
    <style:style style:name="T19" style:family="text">
      <style:text-properties officeooo:rsid="00217bd0"/>
    </style:style>
    <style:style style:name="T20" style:family="text">
      <style:text-properties officeooo:rsid="0022211d"/>
    </style:style>
    <style:style style:name="T21" style:family="text">
      <style:text-properties officeooo:rsid="002645c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60_2868918257" text:style-name="Index_20_Link" text:visited-style-name="Index_20_Link">Тема работы<text:tab/>1</text:a></text:p>
          <text:p text:style-name="P1"><text:a xlink:type="simple" xlink:href="#__RefHeading___Toc162_2868918257" text:style-name="Index_20_Link" text:visited-style-name="Index_20_Link">Цель работы<text:tab/>1</text:a></text:p>
          <text:p text:style-name="P1"><text:a xlink:type="simple" xlink:href="#__RefHeading___Toc164_2868918257" text:style-name="Index_20_Link" text:visited-style-name="Index_20_Link">Задача<text:tab/>1</text:a></text:p>
          <text:p text:style-name="P1"><text:a xlink:type="simple" xlink:href="#__RefHeading___Toc166_2868918257" text:style-name="Index_20_Link" text:visited-style-name="Index_20_Link">Предварительные сведения<text:tab/>1</text:a></text:p>
          <text:p text:style-name="P2"><text:a xlink:type="simple" xlink:href="#__RefHeading___Toc168_2868918257" text:style-name="Index_20_Link" text:visited-style-name="Index_20_Link">Протокол Diameter<text:tab/>1</text:a></text:p>
          <text:p text:style-name="P3"><text:a xlink:type="simple" xlink:href="#__RefHeading___Toc170_2868918257" text:style-name="Index_20_Link" text:visited-style-name="Index_20_Link">Зачем нужен протокол Diameter<text:tab/>1</text:a></text:p>
          <text:p text:style-name="P3"><text:a xlink:type="simple" xlink:href="#__RefHeading___Toc172_2868918257" text:style-name="Index_20_Link" text:visited-style-name="Index_20_Link">Формат сообщений Diameter<text:tab/>2</text:a></text:p>
          <text:p text:style-name="P2"><text:a xlink:type="simple" xlink:href="#__RefHeading___Toc174_2868918257" text:style-name="Index_20_Link" text:visited-style-name="Index_20_Link">XPath<text:tab/>4</text:a></text:p>
          <text:p text:style-name="P1"><text:a xlink:type="simple" xlink:href="#__RefHeading___Toc176_2868918257" text:style-name="Index_20_Link" text:visited-style-name="Index_20_Link">DPath<text:tab/>4</text:a></text:p>
          <text:p text:style-name="P2"><text:a xlink:type="simple" xlink:href="#__RefHeading___Toc178_2868918257" text:style-name="Index_20_Link" text:visited-style-name="Index_20_Link">Пути к AVP<text:tab/>5</text:a></text:p>
          <text:p text:style-name="P2"><text:a xlink:type="simple" xlink:href="#__RefHeading___Toc180_2868918257" text:style-name="Index_20_Link" text:visited-style-name="Index_20_Link">Оси<text:tab/>5</text:a></text:p>
          <text:p text:style-name="P2"><text:a xlink:type="simple" xlink:href="#__RefHeading___Toc182_2868918257" text:style-name="Index_20_Link" text:visited-style-name="Index_20_Link">Условия<text:tab/>6</text:a></text:p>
          <text:p text:style-name="P1"><text:a xlink:type="simple" xlink:href="#__RefHeading___Toc184_2868918257" text:style-name="Index_20_Link" text:visited-style-name="Index_20_Link">Предполагаемый порядок выполнения<text:tab/>7</text:a></text:p>
          <text:p text:style-name="P1"><text:a xlink:type="simple" xlink:href="#__RefHeading___Toc186_2868918257" text:style-name="Index_20_Link" text:visited-style-name="Index_20_Link">Список источников<text:tab/>8</text:a></text:p>
        </text:index-body>
      </text:table-of-content>
      <text:h text:style-name="P4" text:outline-level="1"><text:bookmark-start text:name="__RefHeading___Toc160_2868918257"/>Тема работы<text:bookmark-end text:name="__RefHeading___Toc160_2868918257"/></text:h>
      <text:p text:style-name="P17">Разработка аналога xpath для сообщений протокола Diameter</text:p>
      <text:h text:style-name="P4" text:outline-level="1"><text:bookmark-start text:name="__RefHeading___Toc162_2868918257"/>Цель работы<text:bookmark-end text:name="__RefHeading___Toc162_2868918257"/></text:h>
      <text:p text:style-name="P17">Ознакомление студента со следующими технологиями:</text:p>
      <text:list xml:id="list2510343014" text:style-name="L2">
        <text:list-item>
          <text:p text:style-name="P18">Протокол Diameter</text:p>
        </text:list-item>
        <text:list-item>
          <text:p text:style-name="P18">Генераторы лексических анализаторов и парсеров flex, flexc++, bison, bisonc++, boost::spirit</text:p>
        </text:list-item>
        <text:list-item>
          <text:p text:style-name="P18">Юнит-тестирование <text:span text:style-name="T21">и расчёт покрытия</text:span></text:p>
        </text:list-item>
      </text:list>
      <text:p text:style-name="P17">Реализация аналога xpath для сообщений протокола Diameter для его внедрения в продукты компании.</text:p>
      <text:h text:style-name="P4" text:outline-level="1"><text:bookmark-start text:name="__RefHeading___Toc164_2868918257"/>Задача<text:bookmark-end text:name="__RefHeading___Toc164_2868918257"/></text:h>
      <text:p text:style-name="P17">Разработать библиотеку, позволяющую осуществлять поиск фрагментов Diameter-сообщений с помощью синтаксиса, похожего на синтаксис Xpath, применяемый для поиска в XML.</text:p>
      <text:p text:style-name="P17">Примерные требования к разрабатываемому синтаксису приведены ниже.</text:p>
      <text:h text:style-name="P4" text:outline-level="1"><text:bookmark-start text:name="__RefHeading___Toc166_2868918257"/>Предварительные сведения<text:bookmark-end text:name="__RefHeading___Toc166_2868918257"/></text:h>
      <text:h text:style-name="P7" text:outline-level="2"><text:bookmark-start text:name="__RefHeading___Toc168_2868918257"/>Протокол Diameter<text:bookmark-end text:name="__RefHeading___Toc168_2868918257"/></text:h>
      <text:h text:style-name="Heading_20_3" text:outline-level="3"><text:bookmark-start text:name="__RefHeading___Toc170_2868918257"/>Зачем нужен протокол Diameter<text:bookmark-end text:name="__RefHeading___Toc170_2868918257"/></text:h>
      <text:p text:style-name="P17">В классификации OSI протокол Diameter относится к сеансовому уровню.</text:p>
      <text:p text:style-name="P17">Он применяется, как правило, поверх транспортных протоколов TCP или SCTP.</text:p>
      <text:p text:style-name="P17"><text:soft-page-break/>В TCP/IP маршрутизация осуществляется по IP-адресу для нахождения нужного хоста и по номеру порта для адресации нужного приложения.</text:p>
      <text:p text:style-name="P20">В протоколе Diameter для адресации используется понятие <text:span text:style-name="T3">зоны</text:span> (realm) <text:span text:style-name="T2">и </text:span><text:span text:style-name="T4">номера</text:span><text:span text:style-name="T2"> </text:span><text:span text:style-name="T4">приложений</text:span>. </text:p>
      <text:p text:style-name="P20">Имена <text:span text:style-name="T3">зон</text:span> формируются по тем же правилам, что и имена DNS-имён. Зоны образуют иерархию: одни зоны входят в другие, при этом имя бОльшей зоны является окончанием имени меньшей зоны, например:</text:p>
      <text:p text:style-name="P19"><text:span text:style-name="T5">epc.mnc</text:span><text:span text:style-name="T7">012</text:span><text:span text:style-name="T5">.mcc</text:span><text:span text:style-name="T7">250.3gppnetwork.org</text:span><text:span text:style-name="T1"> является частью </text:span><text:span text:style-name="T5">mnc</text:span><text:span text:style-name="T7">012</text:span><text:span text:style-name="T5">.mcc</text:span><text:span text:style-name="T7">250.3gppnetwork.org</text:span><text:span text:style-name="T1">.</text:span></text:p>
      <text:p text:style-name="P21">Семантика diameter-сообщений описывается в спецификации каждого отдельного приложения. Приложению присваивается <text:span text:style-name="T3">номер</text:span>. Пример приложения.</text:p>
      <text:p text:style-name="P21">Код: 4, аббревиатура: DCCA.</text:p>
      <text:p text:style-name="P21">Назначение: обращение к серверу тарификации для резервирования или списания средств за услуги.</text:p>
      <text:p text:style-name="P21">Маршрутизация осуществляется по номеру приложения и названию зоны: запрос передаётся через несколько промежуточных Diameter-хостов, называемых <text:span text:style-name="T3">Diameter-агентами</text:span>, каждый из которых имеет <text:span text:style-name="T3">таблицу маршрутизации</text:span>, по которой агент определяет, куда переадресовать сообщение с заданным именем зоны и номером приложения.</text:p>
      <text:p text:style-name="P21">Ответ на запрос формируется <text:span text:style-name="T3">Diameter-сервером</text:span>.</text:p>
      <text:p text:style-name="P22">В TCP/IP сразу указывается IP-адрес хоста, являющегося получателем запроса. В отличие от TCP/IP, в Diameter получатель запроса определяется цепочкой агентов. Имена зон, как правило, имеют особую смысловую нагрузку. Например, <text:span text:style-name="T6">epc.mnc</text:span><text:span text:style-name="T7">012</text:span><text:span text:style-name="T6">.mcc</text:span><text:span text:style-name="T7">250.3gppnetwork.org</text:span><text:span text:style-name="T1"> — </text:span>зона, соответствующая оператору сотовой связи с кодом 012 в стране с кодом 250.</text:p>
      <text:p text:style-name="P23">Таким образом, можно отправить Diameter-сообщение оператору сотовой связи, и его Diameter-сеть сама, опираясь на номер приложения и, возможно, другие данные из сообщения, передаст это сообщение хосту, который способен его обработать.</text:p>
      <text:h text:style-name="P10" text:outline-level="3"><text:bookmark-start text:name="__RefHeading___Toc172_2868918257"/>Формат сообщений Diameter<text:bookmark-end text:name="__RefHeading___Toc172_2868918257"/></text:h>
      <text:p text:style-name="P23">Разбираться в формате Diameter-сообщений удобно, рассматривая примеры захвата Diameter-траффика в Wireshark. Пример такого захвата приложен в отдельном файле.</text:p>
      <text:p text:style-name="P23">Более подробно структура Diameter-сообщения описана в спецификации RFC6733.</text:p>
      <text:p text:style-name="P23">Каждое diameter-сообщение содержит:</text:p>
      <text:list xml:id="list2669487358" text:style-name="L3">
        <text:list-item>
          <text:p text:style-name="P26"><text:span text:style-name="T12">номер Diameter-приложения;</text:span></text:p>
        </text:list-item>
        <text:list-item>
          <text:p text:style-name="P24">номер команды в рамках заданного Diameter-приложения;</text:p>
        </text:list-item>
        <text:list-item>
          <text:p text:style-name="P24">флаги и идентификаторы, которые в рамках данного задания не потребуются;</text:p>
        </text:list-item>
        <text:list-item>
          <text:p text:style-name="P24">набор блоков, называемых Attribute-Value-Pair (пара атрибут-значение).</text:p>
        </text:list-item>
      </text:list>
      <text:p text:style-name="P23">Атрибут определяется двумя кодами:</text:p>
      <text:list xml:id="list1756936717" text:style-name="L4">
        <text:list-item>
          <text:p text:style-name="P25"><text:soft-page-break/>код поставщика (vendor)</text:p>
        </text:list-item>
        <text:list-item>
          <text:p text:style-name="P25">собственно, код AVP.</text:p>
        </text:list-item>
      </text:list>
      <text:p text:style-name="P23">Каждый поставщик предлагает свои атрибуты, <text:span text:style-name="T13">присваивая им свои коды. К таким поставщикам относится, например, консорциум 3GPP, разрабатывающий спецификации мобильной связи. В одном сообщении можно использовать AVP, введённые разными поставщиками.</text:span></text:p>
      <text:p text:style-name="P27">Каждому атрибуту дают название, которое не присутствует в Diameter-сообщении, но может использоваться для создания человеко-читаемых журналов работы ПО, поддерживающего Diameter-протокол.</text:p>
      <text:p text:style-name="P27">В RFC6733 <text:s/><text:span text:style-name="T15">[1] </text:span>описаны аттрибуты, используемые протоколом в служебных целях. Они не имеют поставщика (код пославщика 0).</text:p>
      <text:p text:style-name="P27">В AVP каждому атрибуту ставится в соответствие значение. Значение может быть одного из типов:</text:p>
      <text:list xml:id="list1294399105" text:style-name="L5">
        <text:list-item>
          <text:p text:style-name="P28">один из арифметических типов Integer32, Integer64, Unsigned32, Unsigned64, Float32, Float64;</text:p>
        </text:list-item>
        <text:list-item>
          <text:p text:style-name="P28">тип перечисления Enumerated (отличается от Integer32 тем, что может принимать значения из небольшого, обозначенного в спецификации множества);</text:p>
        </text:list-item>
        <text:list-item>
          <text:p text:style-name="P28">адрес хоста;</text:p>
        </text:list-item>
        <text:list-item>
          <text:p text:style-name="P28">метка времени;</text:p>
        </text:list-item>
        <text:list-item>
          <text:p text:style-name="P28">строка IP-фильтра;</text:p>
        </text:list-item>
        <text:list-item>
          <text:p text:style-name="P28">строка UTF-8;</text:p>
        </text:list-item>
        <text:list-item>
          <text:p text:style-name="P34">DiameterIdentity - имя Diameter-хоста или Diameter-зоны</text:p>
        </text:list-item>
        <text:list-item>
          <text:p text:style-name="P28"><text:span text:style-name="T14">OctetString - </text:span>абстрактная бинарная строка;</text:p>
        </text:list-item>
        <text:list-item>
          <text:p text:style-name="P28">Grouped — массив вложенных AVP.</text:p>
        </text:list-item>
      </text:list>
      <text:p text:style-name="P27">Для удобство чтения Diameter-сообщение может быть конвертировано, например, в JSON-формат. Ниже пример сообщения в JSON-формате:</text:p>
      <text:p text:style-name="P29">{<text:line-break/><text:tab/>"command_code": "8388645",<text:line-break/><text:tab/>"application_id": "16777313",<text:line-break/><text:tab/>"flags": "RP",<text:line-break/><text:tab/>"AVPs":[<text:line-break/><text:tab/><text:tab/>{"label":"Session-Id", "value":""},<text:line-break/><text:tab/><text:tab/>{"label":"Auth-Session-State", "value":"1"},<text:line-break/><text:tab/><text:tab/>{"label":"Destination-Realm", "value":"me.realm.ru"},<text:line-break/><text:tab/><text:tab/>{"label":"SC-Address", "value": "<text:span text:style-name="T14">9b</text:span>79000000055"},<text:line-break/><text:tab/><text:tab/>{"label":"User-Identifier", "value":[<text:line-break/><text:tab/><text:tab/><text:tab/>{"label":"MSISDN", "value": "79059964890"}<text:line-break/><text:tab/><text:tab/>]},<text:line-break/><text:soft-page-break/><text:tab/><text:tab/>{"label":"SM-RP-UI", "value": "10E6B01979059739436F0080C3402240534014402440E3402340E340530002401440E340E340134094405340D340834053000240E340240002003500670097001600A7003600F600D6"},<text:line-break/><text:tab/><text:tab/>{"label":"Destination-Host", "value":"p2p-1.vimpelcom.ru"}<text:line-break/><text:tab/>]<text:line-break/>}</text:p>
      <text:p text:style-name="P11">Здесь label задаёт человеко-читаемое имя AVP, value — его значение. Для конвертации такого json в бинарный формат используется словарик, в котором указаны коды AVP и вендоров. <text:span text:style-name="T14">В таблице 1 приведён словарь для указанного сообщения.</text:span></text:p>
      <text:p text:style-name="P13">Таблица <text:sequence text:ref-name="refTable0" text:name="Table" text:formula="ooow:Table+1" style:num-format="1">1</text:sequence>: Пример словар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Обозначение</text:p>
          </table:table-cell>
          <table:table-cell table:style-name="Таблица1.A1" office:value-type="string">
            <text:p text:style-name="P14">Код вендора</text:p>
          </table:table-cell>
          <table:table-cell table:style-name="Таблица1.A1" office:value-type="string">
            <text:p text:style-name="P14">Код AVP</text:p>
          </table:table-cell>
          <table:table-cell table:style-name="Таблица1.D1" office:value-type="string">
            <text:p text:style-name="P14">Тип</text:p>
          </table:table-cell>
        </table:table-row>
        <table:table-row>
          <table:table-cell table:style-name="Таблица1.A2" office:value-type="string">
            <text:p text:style-name="P14">Session-Id</text:p>
          </table:table-cell>
          <table:table-cell table:style-name="Таблица1.A2" office:value-type="string">
            <text:p text:style-name="P14">0</text:p>
          </table:table-cell>
          <table:table-cell table:style-name="Таблица1.A2" office:value-type="string">
            <text:p text:style-name="P15">263</text:p>
          </table:table-cell>
          <table:table-cell table:style-name="Таблица1.D2" office:value-type="string">
            <text:p text:style-name="P16">UTF8String</text:p>
          </table:table-cell>
        </table:table-row>
        <table:table-row>
          <table:table-cell table:style-name="Таблица1.A2" office:value-type="string">
            <text:p text:style-name="P14">Auth-Session-State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277</text:p>
          </table:table-cell>
          <table:table-cell table:style-name="Таблица1.D2" office:value-type="string">
            <text:p text:style-name="P16">Unsigned32</text:p>
          </table:table-cell>
        </table:table-row>
        <table:table-row>
          <table:table-cell table:style-name="Таблица1.A2" office:value-type="string">
            <text:p text:style-name="P14">Destination-Realm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283</text:p>
          </table:table-cell>
          <table:table-cell table:style-name="Таблица1.D2" office:value-type="string">
            <text:p text:style-name="P16">DiameterIdentity</text:p>
          </table:table-cell>
        </table:table-row>
        <table:table-row>
          <table:table-cell table:style-name="Таблица1.A2" office:value-type="string">
            <text:p text:style-name="P14">SC-Address</text:p>
          </table:table-cell>
          <table:table-cell table:style-name="Таблица1.A2" office:value-type="string">
            <text:p text:style-name="P15">10415 (3GPP)</text:p>
          </table:table-cell>
          <table:table-cell table:style-name="Таблица1.A2" office:value-type="string">
            <text:p text:style-name="P16">3300</text:p>
          </table:table-cell>
          <table:table-cell table:style-name="Таблица1.D2" office:value-type="string">
            <text:p text:style-name="P16">OctetString</text:p>
          </table:table-cell>
        </table:table-row>
        <table:table-row>
          <table:table-cell table:style-name="Таблица1.A2" office:value-type="string">
            <text:p text:style-name="P14">User-Identifier</text:p>
          </table:table-cell>
          <table:table-cell table:style-name="Таблица1.A2" office:value-type="string">
            <text:p text:style-name="P15">10415 (3GPP)</text:p>
          </table:table-cell>
          <table:table-cell table:style-name="Таблица1.A2" office:value-type="string">
            <text:p text:style-name="P16">3102</text:p>
          </table:table-cell>
          <table:table-cell table:style-name="Таблица1.D2" office:value-type="string">
            <text:p text:style-name="P16">Grouped</text:p>
          </table:table-cell>
        </table:table-row>
        <table:table-row>
          <table:table-cell table:style-name="Таблица1.A2" office:value-type="string">
            <text:p text:style-name="P14">MSISDN</text:p>
          </table:table-cell>
          <table:table-cell table:style-name="Таблица1.A2" office:value-type="string">
            <text:p text:style-name="P15">10415 (3GPP)</text:p>
          </table:table-cell>
          <table:table-cell table:style-name="Таблица1.A2" office:value-type="string">
            <text:p text:style-name="P16">701</text:p>
          </table:table-cell>
          <table:table-cell table:style-name="Таблица1.D2" office:value-type="string">
            <text:p text:style-name="P16">OctetString</text:p>
          </table:table-cell>
        </table:table-row>
        <table:table-row>
          <table:table-cell table:style-name="Таблица1.A2" office:value-type="string">
            <text:p text:style-name="P15">SM-RP-UI</text:p>
          </table:table-cell>
          <table:table-cell table:style-name="Таблица1.A2" office:value-type="string">
            <text:p text:style-name="P15">10415 (3GPP)</text:p>
          </table:table-cell>
          <table:table-cell table:style-name="Таблица1.A2" office:value-type="string">
            <text:p text:style-name="P16">3301</text:p>
          </table:table-cell>
          <table:table-cell table:style-name="Таблица1.D2" office:value-type="string">
            <text:p text:style-name="P16">OctetString</text:p>
          </table:table-cell>
        </table:table-row>
        <table:table-row>
          <table:table-cell table:style-name="Таблица1.A2" office:value-type="string">
            <text:p text:style-name="P15">Destination-Host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6">293</text:p>
          </table:table-cell>
          <table:table-cell table:style-name="Таблица1.D2" office:value-type="string">
            <text:p text:style-name="P16">DiameterIdentity</text:p>
          </table:table-cell>
        </table:table-row>
      </table:table>
      <text:p text:style-name="P11"/>
      <text:p text:style-name="P12">Приведённое сообщение относится к приложению Sgd, которое описано в [2].</text:p>
      <text:h text:style-name="P8" text:outline-level="2"><text:bookmark-start text:name="__RefHeading___Toc174_2868918257"/>X<text:span text:style-name="T15">P</text:span>ath<text:bookmark-end text:name="__RefHeading___Toc174_2868918257"/></text:h>
      <text:p text:style-name="P35">XML Path Language применяется для поиска элементов в XML-документе. XML-документ описывает набор сущностей, каждая из которых может состоять из других, вложенных сущностей, или быть самостоятельным элементом. Рекомендуется <text:span text:style-name="T15">ознакомиться со статьёй [3].</text:span></text:p>
      <text:p text:style-name="P35">Например, можно договориться о названиях XML-тегов для представления Diameter-сообщений.</text:p>
      <text:p text:style-name="P37">XPath представляет собой строку, по которой можно осуществить поиск в XML-документе. Результатом поиска будут одна или несколько сущностей, соответствующих строке поиска.</text:p>
      <text:p text:style-name="P37">Примеры XPath и результатов поиска можно найти в [4].</text:p>
      <text:h text:style-name="P5" text:outline-level="1"><text:bookmark-start text:name="__RefHeading___Toc176_2868918257"/>DPath<text:bookmark-end text:name="__RefHeading___Toc176_2868918257"/></text:h>
      <text:p text:style-name="P37">Предлагается разработать аналог XPath для поиска значений внутри AVP-сообщения. Это позволит более лаконично и читаемо определять правила маршрутизации, писать алгоритмы извлечения данных из Diameter-сообщений. Вместо громоздкого кода, в котором приходится пробегать все AVP, искать среди <text:s/>них нужные, будут использоваться лаконичные поисковые строки, хорошо понятные всем, кто знаком с использованием XPath для XML.</text:p>
      <text:p text:style-name="P37">Ниже приведено неформальное описание языка запросов, который хотелось бы получить.</text:p>
      <text:h text:style-name="P9" text:outline-level="2"><text:bookmark-start text:name="__RefHeading___Toc178_2868918257"/><text:soft-page-break/>Пути к AVP<text:bookmark-end text:name="__RefHeading___Toc178_2868918257"/></text:h>
      <text:p text:style-name="Text_20_body">Diameter-сообщение можно рассматривать как файловую систему, в которой само сообщение и AVP типа Grouped являются каталогами, а AVP остальных типов — файлами. Тогда поиск конкретной AVP можно осуществлять с помощью синтаксиса, похожего на путь к файлу.</text:p>
      <text:p text:style-name="P38">Например:</text:p>
      <text:p text:style-name="Text_20_body"><text:span text:style-name="T5">/</text:span><text:span text:style-name="T9">User-Identifier/MSISDN</text:span><text:span text:style-name="T16"> — путь к AVP </text:span><text:span text:style-name="T9">MSISDN</text:span><text:span text:style-name="T16">, вложенной в AVP </text:span><text:span text:style-name="T9">User-Identifier</text:span><text:span text:style-name="T16">.</text:span></text:p>
      <text:p text:style-name="P38">См. пример сообщения выше.</text:p>
      <text:h text:style-name="Heading_20_2" text:outline-level="2"><text:bookmark-start text:name="__RefHeading___Toc180_2868918257"/>Оси<text:bookmark-end text:name="__RefHeading___Toc180_2868918257"/></text:h>
      <text:p text:style-name="P39">В именах файлов иногда можно использовать wildcard-символы, например, *.</text:p>
      <text:p text:style-name="P39">Поисковая строка в файловой системе /home/user/*.txt находит все файлы с расширением txt в заданном каталоге.</text:p>
      <text:p text:style-name="P39">В XPath используются так называемые оси — команды, задающие направление поиска. Например:</text:p>
      <text:p text:style-name="P39">/child::abcd — поиск всех дочерних элементов с тегом abcd;</text:p>
      <text:p text:style-name="P39">/child::abcd/child::efgh/<text:span text:style-name="T18">parent</text:span>::ijkl — ищутся все дочерние элементы с тегом abcd; у них ищутся все дочерние элементы с тегом efgh; у них ищутся все родительские элементы с тегом ijkl.</text:p>
      <text:p text:style-name="P39">Для DPath нужны следующие оси:</text:p>
      <text:list xml:id="list20113365" text:style-name="L7">
        <text:list-item>
          <text:p text:style-name="P40">child:: — перебрать <text:s/>все дочерние AVP; <text:span text:style-name="T20">если ось не указана, то подразумевается child.</text:span></text:p>
        </text:list-item>
        <text:list-item>
          <text:p text:style-name="P40">descendant:: — перебрать все дочерние AVP, а также дочерние AVP дочерних AVP, и т. д.</text:p>
        </text:list-item>
        <text:list-item>
          <text:p text:style-name="P41">descendant_or_self:: <text:span text:style-name="T17">— </text:span>все AVP, относящиеся к descendant, плюс текущую групповую AVP.</text:p>
        </text:list-item>
        <text:list-item>
          <text:p text:style-name="P41">parent:: <text:span text:style-name="T17">— </text:span>перейти к родительской AVP;</text:p>
        </text:list-item>
        <text:list-item>
          <text:p text:style-name="P42">ancestor:: <text:span text:style-name="T17">—</text:span> перебрать все AVP, лежащие выше данной AVP в иерархии вложенности;</text:p>
        </text:list-item>
        <text:list-item>
          <text:p text:style-name="P41">ancestor_or_self:: <text:span text:style-name="T17">— </text:span>как в descendant_or_self, только для ancestor;</text:p>
        </text:list-item>
        <text:list-item>
          <text:p text:style-name="P41">following:: <text:span text:style-name="T17">—</text:span> перебрать все AVP, находящиеся после данной AVP при центрированном обходе [5] дерева вложенных AVP;</text:p>
        </text:list-item>
        <text:list-item>
          <text:p text:style-name="P41">following_subling:: <text:span text:style-name="T17">—</text:span> перебрать братские AVP (лежащие на том же уровне вложенности), лежащие после данной AVP при обходе дерева AVP;</text:p>
        </text:list-item>
        <text:list-item>
          <text:p text:style-name="P41">preceeding:: <text:span text:style-name="T17">— </text:span>перебрать все AVP, предшествующие данной AVP при центрированном обходе дерева вложенных AVP;</text:p>
        </text:list-item>
        <text:list-item>
          <text:p text:style-name="P41">preceeding_subling:: <text:span text:style-name="T17">—</text:span> аналогично following_subling, только для preceeding;</text:p>
        </text:list-item>
      </text:list>
      <text:p text:style-name="P43">Пример вложенных AVP (названия абстрактные для простоты):</text:p>
      <text:p text:style-name="P30"><text:soft-page-break/>"AVPs":[<text:line-break/><text:tab/>{"label":"<text:span text:style-name="T19">ABC</text:span>", "value": <text:span text:style-name="T19">[<text:line-break/><text:tab/><text:tab/>{</text:span>"label":"<text:span text:style-name="T19">DEF</text:span>", "<text:span text:style-name="T19">value</text:span>": "<text:span text:style-name="T19">Bingo</text:span>"<text:span text:style-name="T19">},<text:line-break/><text:tab/><text:tab/>{</text:span>"label":"<text:span text:style-name="T19">GHI</text:span>", "label": "<text:span text:style-name="T19">GHI</text:span>"<text:span text:style-name="T19">}</text:span></text:p>
      <text:p text:style-name="P30"><text:tab/><text:span text:style-name="T19">]},<text:line-break/><text:tab/>{</text:span>"label":"<text:span text:style-name="T20">JKL</text:span>", "<text:span text:style-name="T19">value</text:span>": <text:span text:style-name="T19">[<text:line-break/><text:tab/><text:tab/>{</text:span>"label":"<text:span text:style-name="T19">DEF</text:span>", "<text:span text:style-name="T19">value</text:span>": "<text:span text:style-name="T19">DEF</text:span>"<text:span text:style-name="T19">}<text:line-break/><text:tab/>]}</text:span><text:line-break/>]</text:p>
      <text:p text:style-name="P43">Рассмотрим поисковую строку:</text:p>
      <text:p text:style-name="P32">/child::/GHI/parent::/DEF</text:p>
      <text:p text:style-name="P44">Первая часть child:: указывает перебрать все AVP первого уровня.</text:p>
      <text:p text:style-name="P44">Вторая часть GHI указывает перебрать все AVP вложенные AVP с атрибутом GHI. Такая AVP находится внутри AVP с атрибутом ABC.</text:p>
      <text:p text:style-name="P44">Третья часть parent:: указывает прейти к родительской AVP (которая имеет атрибут ABC).</text:p>
      <text:p text:style-name="P44">Четвёртая часть указывает перейти к дочерней AVP с атрибутом DEF.</text:p>
      <text:p text:style-name="P44">Таким образом, найденная по данной поисковой строке AVP будет иметь значение <text:span text:style-name="T8">"</text:span><text:span text:style-name="T5">Bingo</text:span><text:span text:style-name="T8">"</text:span>.</text:p>
      <text:h text:style-name="Heading_20_2" text:outline-level="2"><text:bookmark-start text:name="__RefHeading___Toc182_2868918257"/>Условия<text:bookmark-end text:name="__RefHeading___Toc182_2868918257"/></text:h>
      <text:p text:style-name="P44">Необходимо также добавить возможность указывать дополнительные условия, которым должна отвечать искомая AVP.</text:p>
      <text:p text:style-name="P44">Пример сообщения:</text:p>
      <text:p text:style-name="P31">"AVPs":[<text:line-break/><text:tab/>{"label":"<text:span text:style-name="T20">Data</text:span>", "value": <text:span text:style-name="T19">[<text:line-break/><text:tab/><text:tab/>{</text:span>"label":"<text:span text:style-name="T20">Type</text:span>", "<text:span text:style-name="T19">value</text:span>": "<text:span text:style-name="T20">1</text:span>"<text:span text:style-name="T19">},<text:line-break/><text:tab/><text:tab/>{</text:span>"label":"<text:span text:style-name="T20">Value</text:span>", "label": "<text:span text:style-name="T20">No, no</text:span>"<text:span text:style-name="T19">}</text:span></text:p>
      <text:p text:style-name="P31"><text:tab/><text:span text:style-name="T19">]},<text:line-break/><text:tab/>{</text:span>"label":"<text:span text:style-name="T20">Data</text:span>", "<text:span text:style-name="T19">value</text:span>": <text:span text:style-name="T19">[<text:line-break/><text:tab/><text:tab/>{</text:span>"label":"<text:span text:style-name="T20">Type</text:span>", "<text:span text:style-name="T19">value</text:span>": "<text:span text:style-name="T20">4</text:span>"<text:span text:style-name="T19">},<text:line-break/><text:tab/><text:tab/>{</text:span>"label":"<text:span text:style-name="T20">Value</text:span>", "label": "<text:span text:style-name="T20">Bingo</text:span>"<text:span text:style-name="T19">}<text:line-break/><text:tab/>]}</text:span><text:line-break/>]</text:p>
      <text:p text:style-name="Text_20_body">Пример <text:span text:style-name="T20">поисковой строки:</text:span></text:p>
      <text:p text:style-name="P33">/<text:span text:style-name="T20">Data/Type[int()==4]/parent::/Value</text:span></text:p>
      <text:p text:style-name="P45">Первая часть строки находит AVP верхнего уровня с атрибутом Data. Их две.</text:p>
      <text:p text:style-name="P45">Вторая часть ищет вложенную AVP с атрибутом Type, для которой выполнено дополнительное условие int()==4. Функция int() преобразует значение в AVP в число, которое затем сравнивается с 4. Этому условию отвечает только одна AVP.</text:p>
      <text:p text:style-name="P45"><text:soft-page-break/>Третья часть переходит к родительской AVP.</text:p>
      <text:p text:style-name="P45">Четвёртая часть ищет AVP с атрибутом Value. Найденная AVP имеет значение <text:span text:style-name="T8">"</text:span><text:span text:style-name="T10">Bingo</text:span><text:span text:style-name="T8">"</text:span>.</text:p>
      <text:p text:style-name="P46">В условиях необходима поддержка операций и функций.</text:p>
      <text:p text:style-name="P46">Перечень операций:</text:p>
      <text:list xml:id="list2027119085" text:style-name="L8">
        <text:list-item>
          <text:p text:style-name="P47">арифметические: +, -, *, /, ^ (возведение в степень), % (остаток по модулю)</text:p>
        </text:list-item>
        <text:list-item>
          <text:p text:style-name="P47">операции сравнения: ==, &lt;, &gt;, &lt;=, &gt;=, !=</text:p>
        </text:list-item>
        <text:list-item>
          <text:p text:style-name="P47">битовые операции: &amp;, |, &gt;&gt;, &lt;&lt;, ~</text:p>
        </text:list-item>
        <text:list-item>
          <text:p text:style-name="P47">логические операции: &amp;&amp;, ||, !</text:p>
        </text:list-item>
      </text:list>
      <text:p text:style-name="P46">Функции извлечения значения:</text:p>
      <text:list xml:id="list1906186646" text:style-name="L9">
        <text:list-item>
          <text:p text:style-name="P48">string() <text:span text:style-name="T17">— </text:span>возвращает строку, если в AVP лежит строка;</text:p>
        </text:list-item>
        <text:list-item>
          <text:p text:style-name="P48">int() <text:span text:style-name="T17">— </text:span>возвращает целое число со знаком, если в AVP лежит число со знаком или число без знака, которое помещается в long long int;</text:p>
        </text:list-item>
        <text:list-item>
          <text:p text:style-name="P48">uint() <text:span text:style-name="T17">— </text:span>возвращает целое число без знака, если в AVP лежит число без знака, либо число со знаком, и знак — положительный;</text:p>
        </text:list-item>
        <text:list-item>
          <text:p text:style-name="P48">float() <text:span text:style-name="T17">— </text:span>возвращает число с плавающей точкой, если в AVP лежит число с плавающей точкой или целое число со знаком или без знака;</text:p>
        </text:list-item>
        <text:list-item>
          <text:p text:style-name="P48">byte(n) <text:span text:style-name="T17">— </text:span>возвращает байт с заданным номером, если в AVP лежит OctetString;</text:p>
        </text:list-item>
        <text:list-item>
          <text:p text:style-name="P48">length() <text:span text:style-name="T17">— </text:span>возвращает длину строки UTF8String в байтах либо количество байт в бинарной строке OctetString</text:p>
        </text:list-item>
        <text:list-item>
          <text:p text:style-name="P51">flags() <text:span text:style-name="T17">— </text:span>возвращает поле флагов AVP в соответствии со спецификацией RFC6733</text:p>
        </text:list-item>
      </text:list>
      <text:p text:style-name="P46">Дополнительные функции:</text:p>
      <text:list xml:id="list1630948914" text:style-name="L10">
        <text:list-item>
          <text:p text:style-name="P49">starts_with<text:span text:style-name="T21">(s1, s2) </text:span><text:span text:style-name="T17">— </text:span><text:span text:style-name="T21">возвращает true, если строка s1 начинается со строки s2</text:span></text:p>
        </text:list-item>
        <text:list-item>
          <text:p text:style-name="P50">ends_with(s1, s2) <text:span text:style-name="T17">— </text:span>возвращает true, если строка s1 заканчивается строкой s2</text:p>
        </text:list-item>
        <text:list-item>
          <text:p text:style-name="P50">contains(s1, s2) <text:span text:style-name="T17">— </text:span>возвращает true, если строка s1 содержит подстроку s2</text:p>
        </text:list-item>
        <text:list-item>
          <text:p text:style-name="P50">substr(s, n, l) <text:span text:style-name="T17">— </text:span>возвращает подстроку длины l от строки s, начинающуюся в позиции n</text:p>
        </text:list-item>
      </text:list>
      <text:p text:style-name="P52">Если функция неприменима к данной AVP во время выполнения (например, int() неприменима к AVP типа UTF8String), то всё условие целиком обращается в ложь.</text:p>
      <text:p text:style-name="P54">Если функции и операции неприменимы друг другу на этапе компиляции запроса (например, в выражении <text:span text:style-name="T11">string()||</text:span><text:span text:style-name="T8">"</text:span><text:span text:style-name="T11">ABC</text:span><text:span text:style-name="T8">"</text:span> <text:span text:style-name="T21">логическая операция над двумя строками невозможна), то компиляция запроса должна завершаться с ошибкой.</text:span></text:p>
      <text:h text:style-name="P6" text:outline-level="1"><text:bookmark-start text:name="__RefHeading___Toc184_2868918257"/>Предполагаемый порядок выполнения<text:bookmark-end text:name="__RefHeading___Toc184_2868918257"/></text:h>
      <text:list xml:id="list1788752284" text:style-name="L11">
        <text:list-item>
          <text:p text:style-name="P53">Изучить статьи XML и XPath в Википедии, поэкспериментировать на <text:a xlink:type="simple" xlink:href="http://xpather.com/" text:style-name="Internet_20_link" text:visited-style-name="Visited_20_Internet_20_Link">http://xpather.com/</text:a> или другом похожем сервисе, попробовать все оси.</text:p>
        </text:list-item>
        <text:list-item>
          <text:p text:style-name="P53"><text:soft-page-break/>Подготовить примеры запросов, которые будут затем использоваться в качестве юнит-тестов.</text:p>
        </text:list-item>
        <text:list-item>
          <text:p text:style-name="P53">Формализовать лексику и синтаксис языка. Рекомендуется это делать с помощью flexc++, bison++, boost::spirit или другого подобного инструмента. В качестве синтаксических действий пока использовать вывод в консоль в целях отладки. Попробовать попарсить примеры запросов.</text:p>
        </text:list-item>
        <text:list-item>
          <text:p text:style-name="P53">Ознакомиться с библиотекой работы с Diameter-сообщениями для пробегания AVP;</text:p>
        </text:list-item>
        <text:list-item>
          <text:p text:style-name="P53">Подготовить набор юнит-тестов: примеры сообщений, запросы и ожидаемые результаты поиска;</text:p>
        </text:list-item>
        <text:list-item>
          <text:p text:style-name="P53">Написать компилятор запросов в дерево, интегрировать его с грамматикой.</text:p>
        </text:list-item>
        <text:list-item>
          <text:p text:style-name="P53">Используя инструмент расчёта покрытия, например, [6] и [7] дополнить набор юнит-тестов для увеличения покрытия кода.</text:p>
        </text:list-item>
      </text:list>
      <text:h text:style-name="Heading_20_1" text:outline-level="1"><text:bookmark-start text:name="__RefHeading___Toc186_2868918257"/>Список источников<text:bookmark-end text:name="__RefHeading___Toc186_2868918257"/></text:h>
      <text:list xml:id="list2620757368" text:style-name="L6">
        <text:list-item>
          <text:p text:style-name="P36"><text:span text:style-name="T14">IETF RFC 6733: "Diameter Base Protocol"</text:span></text:p>
        </text:list-item>
        <text:list-item>
          <text:p text:style-name="P36">3GPP TS 29.338: "Diameter based protocols to support SMS capable MMEs".</text:p>
        </text:list-item>
        <text:list-item>
          <text:p text:style-name="P36"><text:a xlink:type="simple" xlink:href="https://ru.wikipedia.org/wiki/XML" text:style-name="Internet_20_link" text:visited-style-name="Visited_20_Internet_20_Link">https://ru.wikipedia.org/wiki/XML</text:a></text:p>
        </text:list-item>
        <text:list-item>
          <text:p text:style-name="P36"><text:a xlink:type="simple" xlink:href="https://ru.wikipedia.org/wiki/XPath" text:style-name="Internet_20_link" text:visited-style-name="Visited_20_Internet_20_Link">https://ru.wikipedia.org/wiki/XPath</text:a></text:p>
        </text:list-item>
        <text:list-item>
          <text:p text:style-name="P36"><text:a xlink:type="simple" xlink:href="https://en.wikipedia.org/wiki/Tree_traversal#In-order,_LNR" text:style-name="Internet_20_link" text:visited-style-name="Visited_20_Internet_20_Link">https://en.wikipedia.org/wiki/Tree_traversal#In-order,_LNR</text:a></text:p>
        </text:list-item>
        <text:list-item>
          <text:p text:style-name="P36"><text:a xlink:type="simple" xlink:href="https://ru.wikipedia.org/wiki/Gcov" text:style-name="Internet_20_link" text:visited-style-name="Visited_20_Internet_20_Link">https://ru.wikipedia.org/wiki/Gcov</text:a></text:p>
        </text:list-item>
        <text:list-item>
          <text:p text:style-name="P36">https://gcovr.com/en/stable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12:31.890694185</meta:creation-date>
    <dc:date>2024-09-23T14:53:32.827176909</dc:date>
    <meta:editing-duration>PT51M3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8" meta:paragraph-count="195" meta:word-count="1687" meta:character-count="13104" meta:non-whitespace-character-count="11589"/>
  </office:meta>
</office:document-meta>
</file>